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4413" officeooo:paragraph-rsid="000b4413"/>
    </style:style>
    <style:style style:name="P2" style:family="paragraph" style:parent-style-name="Text_20_body">
      <style:text-properties officeooo:rsid="000b4413" officeooo:paragraph-rsid="000c4301"/>
    </style:style>
    <style:style style:name="P3" style:family="paragraph" style:parent-style-name="Text_20_body">
      <style:text-properties officeooo:rsid="000d4945" officeooo:paragraph-rsid="000d4945"/>
    </style:style>
    <style:style style:name="P4" style:family="paragraph" style:parent-style-name="Text_20_body">
      <style:text-properties officeooo:rsid="001073fd" officeooo:paragraph-rsid="001073fd"/>
    </style:style>
    <style:style style:name="P5" style:family="paragraph" style:parent-style-name="Text_20_body">
      <style:text-properties officeooo:rsid="0010dac9" officeooo:paragraph-rsid="001bc7c9"/>
    </style:style>
    <style:style style:name="P6" style:family="paragraph" style:parent-style-name="Text_20_body">
      <style:text-properties officeooo:paragraph-rsid="001716c4"/>
    </style:style>
    <style:style style:name="P7" style:family="paragraph" style:parent-style-name="Text_20_body">
      <style:text-properties officeooo:rsid="00114b93" officeooo:paragraph-rsid="00114b93"/>
    </style:style>
    <style:style style:name="P8" style:family="paragraph" style:parent-style-name="Text_20_body">
      <style:text-properties officeooo:paragraph-rsid="001c604d"/>
    </style:style>
    <style:style style:name="P9" style:family="paragraph" style:parent-style-name="Text_20_body">
      <style:text-properties officeooo:rsid="002332e0" officeooo:paragraph-rsid="002332e0"/>
    </style:style>
    <style:style style:name="P10" style:family="paragraph" style:parent-style-name="Title" style:master-page-name="First_20_Page">
      <style:paragraph-properties style:page-number="auto"/>
      <style:text-properties fo:font-size="14pt" style:font-size-asian="16pt" style:font-size-complex="16pt"/>
    </style:style>
    <style:style style:name="P11" style:family="paragraph" style:parent-style-name="Heading_20_1">
      <style:text-properties officeooo:rsid="0010dac9" officeooo:paragraph-rsid="0010dac9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ource_20_Code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ource_20_Code">
      <style:text-properties fo:language="zxx" fo:country="none" officeooo:paragraph-rsid="002ba365" style:language-asian="zxx" style:country-asian="none" style:language-complex="zxx" style:country-complex="none"/>
    </style:style>
    <style:style style:name="P15" style:family="paragraph" style:parent-style-name="Source_20_Code">
      <style:text-properties fo:language="zxx" fo:country="none" officeooo:paragraph-rsid="002e4a33" style:language-asian="zxx" style:country-asian="none" style:language-complex="zxx" style:country-complex="none"/>
    </style:style>
    <style:style style:name="P16" style:family="paragraph" style:parent-style-name="Source_20_Code">
      <style:text-properties fo:language="zxx" fo:country="none" officeooo:paragraph-rsid="002f188c" style:language-asian="zxx" style:country-asian="none" style:language-complex="zxx" style:country-complex="none"/>
    </style:style>
    <style:style style:name="P17" style:family="paragraph" style:parent-style-name="Text_20_body" style:list-style-name="L1">
      <style:text-properties officeooo:paragraph-rsid="000c4301"/>
    </style:style>
    <style:style style:name="P18" style:family="paragraph" style:parent-style-name="Text_20_body" style:list-style-name="L1">
      <style:text-properties officeooo:rsid="000d4945" officeooo:paragraph-rsid="000d4945"/>
    </style:style>
    <style:style style:name="P19" style:family="paragraph" style:parent-style-name="Text_20_body">
      <style:text-properties officeooo:rsid="000f104d" officeooo:paragraph-rsid="000f104d"/>
    </style:style>
    <style:style style:name="P20" style:family="paragraph" style:parent-style-name="Text_20_body">
      <style:text-properties officeooo:rsid="0024a109" officeooo:paragraph-rsid="0024a109"/>
    </style:style>
    <style:style style:name="P21" style:family="paragraph" style:parent-style-name="Text_20_body">
      <style:text-properties officeooo:rsid="0024fa2c" officeooo:paragraph-rsid="0024fa2c"/>
    </style:style>
    <style:style style:name="P22" style:family="paragraph" style:parent-style-name="Text_20_body">
      <style:text-properties officeooo:rsid="0024fa2c" officeooo:paragraph-rsid="0028b23c"/>
    </style:style>
    <style:style style:name="P23" style:family="paragraph" style:parent-style-name="Text_20_body">
      <style:text-properties officeooo:paragraph-rsid="0024fa2c"/>
    </style:style>
    <style:style style:name="P24" style:family="paragraph" style:parent-style-name="Text_20_body">
      <style:text-properties officeooo:rsid="00126344" officeooo:paragraph-rsid="00158a84"/>
    </style:style>
    <style:style style:name="P25" style:family="paragraph" style:parent-style-name="Text_20_body">
      <style:text-properties officeooo:rsid="00282d0b" officeooo:paragraph-rsid="00282d0b"/>
    </style:style>
    <style:style style:name="P26" style:family="paragraph" style:parent-style-name="Text_20_body">
      <style:text-properties officeooo:paragraph-rsid="002ba365"/>
    </style:style>
    <style:style style:name="P27" style:family="paragraph" style:parent-style-name="Text_20_body">
      <style:text-properties officeooo:rsid="002d3c68" officeooo:paragraph-rsid="002d3c68"/>
    </style:style>
    <style:style style:name="T1" style:family="text">
      <style:text-properties officeooo:rsid="0021f3da"/>
    </style:style>
    <style:style style:name="T2" style:family="text">
      <style:text-properties officeooo:rsid="000c4301"/>
    </style:style>
    <style:style style:name="T3" style:family="text">
      <style:text-properties officeooo:rsid="000d4945"/>
    </style:style>
    <style:style style:name="T4" style:family="text">
      <style:text-properties officeooo:rsid="000d952a"/>
    </style:style>
    <style:style style:name="T5" style:family="text">
      <style:text-properties officeooo:rsid="001073fd"/>
    </style:style>
    <style:style style:name="T6" style:family="text">
      <style:text-properties officeooo:rsid="0010dac9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officeooo:rsid="00126344"/>
    </style:style>
    <style:style style:name="T10" style:family="text">
      <style:text-properties officeooo:rsid="0013d0df"/>
    </style:style>
    <style:style style:name="T11" style:family="text">
      <style:text-properties officeooo:rsid="001716c4"/>
    </style:style>
    <style:style style:name="T12" style:family="text">
      <style:text-properties officeooo:rsid="001964b7"/>
    </style:style>
    <style:style style:name="T13" style:family="text">
      <style:text-properties officeooo:rsid="0019e66f"/>
    </style:style>
    <style:style style:name="T14" style:family="text">
      <style:text-properties officeooo:rsid="001bc7c9"/>
    </style:style>
    <style:style style:name="T15" style:family="text">
      <style:text-properties officeooo:rsid="001c604d"/>
    </style:style>
    <style:style style:name="T16" style:family="text">
      <style:text-properties officeooo:rsid="001e2921"/>
    </style:style>
    <style:style style:name="T17" style:family="text">
      <style:text-properties officeooo:rsid="0024fa2c"/>
    </style:style>
    <style:style style:name="T18" style:family="text">
      <style:text-properties fo:language="zxx" fo:country="none" style:language-asian="zxx" style:country-asian="none" style:language-complex="zxx" style:country-complex="none"/>
    </style:style>
    <style:style style:name="T19" style:family="text">
      <style:text-properties fo:language="zxx" fo:country="none" officeooo:rsid="001964b7" style:language-asian="zxx" style:country-asian="none" style:language-complex="zxx" style:country-complex="none"/>
    </style:style>
    <style:style style:name="T20" style:family="text">
      <style:text-properties officeooo:rsid="0026e317"/>
    </style:style>
    <style:style style:name="T21" style:family="text">
      <style:text-properties officeooo:rsid="0028b23c"/>
    </style:style>
    <style:style style:name="T22" style:family="text">
      <style:text-properties officeooo:rsid="002b59c7"/>
    </style:style>
    <style:style style:name="T23" style:family="text">
      <style:text-properties officeooo:rsid="000f104d"/>
    </style:style>
    <style:style style:name="T24" style:family="text">
      <style:text-properties officeooo:rsid="002ba365"/>
    </style:style>
    <style:style style:name="T25" style:family="text">
      <style:text-properties officeooo:rsid="002d3c68"/>
    </style:style>
    <style:style style:name="T26" style:family="text">
      <style:text-properties officeooo:rsid="002d755e"/>
    </style:style>
    <style:style style:name="fr1" style:family="graphic" style:parent-style-name="Frame">
      <style:graphic-properties style:wrap="parallel" style:number-wrapped-paragraphs="no-limit" style:vertical-pos="top" style:vertical-rel="paragraph" style:horizontal-pos="from-left" style:horizontal-rel="paragraph" loext:rel-width-rel="paragraph"/>
    </style:style>
    <style:style style:name="fr2" style:family="graphic" style:parent-style-name="Frame">
      <style:graphic-properties style:run-through="foreground" style:wrap="parallel" style:number-wrapped-paragraphs="1" style:vertical-pos="from-top" style:vertical-rel="paragraph" style:horizontal-pos="from-left" style:horizontal-rel="paragraph" loext:rel-width-rel="paragraph"/>
    </style:style>
    <style:style style:name="fr3" style:family="graphic" style:parent-style-name="Frame">
      <style:graphic-properties style:wrap="parallel" style:number-wrapped-paragraphs="no-limit" style:vertical-pos="bottom" style:vertical-rel="page-content" style:horizontal-pos="from-left" style:horizontal-rel="paragraph" style:flow-with-text="false"/>
    </style:style>
    <style:style style:name="fr4" style:family="graphic" style:parent-style-name="Frame">
      <style:graphic-properties style:run-through="foreground" style:wrap="parallel" style:number-wrapped-paragraphs="1" style:vertical-pos="from-top" style:vertical-rel="paragraph" style:horizontal-pos="from-left" style:horizontal-rel="paragraph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zione Trivia Quiz</text:p>
      <text:p text:style-name="P1">Per il mio server ho scelto il protocollo TCP, perché la tipologia di applicazione dei quiz, simile a quella di messaggistica istantanea, non necessita urgenza nella consegna dei dati quanto piuttosto della trasmissione affidabile e ordinata di essi.</text:p>
      <text:p text:style-name="P2">Mentre per quanto riguarda la tipologia del server, ho scelto <text:span text:style-name="T25">l’</text:span>I/O multiplexing <text:span text:style-name="T2">e socket non bloccanti </text:span><text:span text:style-name="T25">con i seguenti</text:span><text:span text:style-name="T2"> vantaggi:</text:span></text:p>
      <text:list text:style-name="L1">
        <text:list-item>
          <text:p text:style-name="P17"><text:span text:style-name="T3">Rispetto</text:span><text:span text:style-name="T2"> ad un server iterativo, di poter gestire più connessioni simultaneamente in maniera efficiente senza dover attendere la risposta del singolo client.</text:span></text:p>
        </text:list-item>
        <text:list-item>
          <text:p text:style-name="P18">Rispetto ad un server concorrente oppure multi-thread<text:span text:style-name="T10">ing,</text:span> di non avere problemi di <text:span text:style-name="T10">condivisione,</text:span> <text:span text:style-name="T10">sincronizzazione e concorrenza</text:span> <text:span text:style-name="T10">sulle</text:span> strutture dati, in quanto il server è single thread.</text:p>
        </text:list-item>
      </text:list>
      <text:p text:style-name="P3">Ma ciò a fronte di una maggiore complessità nella gestione dei client, <text:span text:style-name="T4">in particolar modo la difficoltà è stata nel mantenere uno stato per ciascuno dei client, cosa che in un server concorrente sarebbe stata immediata</text:span>.</text:p>
      <text:p text:style-name="P4">Le domande vengono inviate <text:span text:style-name="T10">in ordine</text:span><text:span text:style-name="T9"> </text:span><text:span text:style-name="T6">insieme ad un array di booleani che rappresenta i topics giocabili dall’utente registrato.</text:span></text:p>
      <text:p text:style-name="P19"><text:span text:style-name="T5">La</text:span> classifica <text:span text:style-name="T5">è </text:span><text:span text:style-name="T6">formata</text:span><text:span text:style-name="T5"> </text:span><text:span text:style-name="T6">da più </text:span><text:span text:style-name="T5">list</text:span><text:span text:style-name="T6">e</text:span><text:span text:style-name="T5"> ordinat</text:span><text:span text:style-name="T10">e</text:span><text:span text:style-name="T5"> di punteggi, ess</text:span><text:span text:style-name="T10">e</text:span><text:span text:style-name="T5"> </text:span><text:span text:style-name="T6">vengono</text:span> serializzat<text:span text:style-name="T10">e</text:span><text:span text:style-name="T6"> e inviat</text:span><text:span text:style-name="T10">e </text:span>in modalità testuale, <text:span text:style-name="T5">a questo punto</text:span> è semplice ritrasmetter<text:span text:style-name="T6">e la classifica </text:span>a più client fino alla prossima modifica, <text:span text:style-name="T10">le stesse serializzazioni sono usate nella stampa a video del server.</text:span></text:p>
      <text:p text:style-name="P24">Ho cercato di mantenere una struttura stratificata nel codice: ogni dato più complesso di un comando viene convertito in un oggetto <text:span text:style-name="Source_20_Text">Message</text:span>, che conserva il proprio stato di invio o ricezione. <text:span text:style-name="T15">Ciò </text:span>è particolarmente utile con l'IO multiplexing, poiché, se un socket non è pronto, il server può continuare a servire altri client e riprendere l'invio quando il socket torna disponibile</text:p>
      <text:h text:style-name="P11" text:outline-level="1">Istruzioni:</text:h>
      <text:p text:style-name="P8"><draw:frame draw:style-name="fr5" draw:name="Frame1" text:anchor-type="paragraph" svg:x="0cm" svg:y="0cm" svg:width="5.001cm" draw:z-index="0"><draw:text-box fo:min-height="5.001cm"><text:p text:style-name="Source_20_Code">bin</text:p><text:p text:style-name="Source_20_Code">├── client</text:p><text:p text:style-name="Source_20_Code">├── data</text:p><text:p text:style-name="Source_20_Code">│ <text:s text:c="2"/>├── topics</text:p><text:p text:style-name="Source_20_Code">│ <text:s text:c="2"/>│ <text:s text:c="2"/>├── 01 - <text:span text:style-name="T15">topic1</text:span>.txt</text:p><text:p text:style-name="Source_20_Code">│ <text:s text:c="2"/>│ <text:s text:c="2"/>├── 02 – <text:span text:style-name="T15">topic2</text:span><text:span text:style-name="T14">.</text:span>txt</text:p><text:p text:style-name="Source_20_Code">│ <text:s text:c="2"/>│ <text:s text:c="2"/>└── 0<text:span text:style-name="T14">3</text:span> - <text:span text:style-name="T15">topic</text:span><text:span text:style-name="T14">3</text:span>.txt</text:p><text:p text:style-name="Source_20_Code">│ <text:s text:c="2"/>└── users</text:p><text:p text:style-name="Source_20_Code">│ <text:s text:c="6"/>├── user1.txt</text:p><text:p text:style-name="Source_20_Code">│ <text:s text:c="6"/>├── user2.txt</text:p><text:p text:style-name="Source_20_Code">│ <text:s text:c="6"/>└── user3.txt</text:p><text:p text:style-name="Source_20_Code">└── server</text:p></draw:text-box></draw:frame>Ciascun topic <text:span text:style-name="T15">può essere</text:span> memorizzat<text:span text:style-name="T15">o</text:span> in <text:span text:style-name="T15">un </text:span>file <text:span text:style-name="Source_20_Text"><text:span text:style-name="T14">txt</text:span></text:span> <text:span text:style-name="T15">ciascuno </text:span>sotto la cartella “<text:span text:style-name="Source_20_Text"><text:span text:style-name="T7">./data/topics/</text:span></text:span>”, <text:span text:style-name="T11">p</text:span>er <text:span text:style-name="T11">l’ordinamento</text:span>, è sufficiente numerare i file: il numero sarà ignorato <text:span text:style-name="T11">una volta caricato.</text:span></text:p>
      <text:p text:style-name="P6"><text:span text:style-name="T11">L</text:span>'inserimento <text:span text:style-name="T11">delle domande </text:span>può avvenire semplicemente alternando una domanda e la sua risposta, <text:span text:style-name="T15">ed </text:span><text:span text:style-name="T11">è possibile</text:span> inserire una riga vuota <text:span text:style-name="T11">tra </text:span><text:span text:style-name="T15">ogni</text:span><text:span text:style-name="T11"> coppia e l’altra </text:span>per migliorare la leggibilità.</text:p>
      <text:p text:style-name="P5">Ciascun utente viene memorizzato in <text:span text:style-name="T15">file separati</text:span> sotto la cartella “<text:span text:style-name="Source_20_Text"><text:span text:style-name="T8">./data/users/</text:span></text:span>”, dove ogni coppia di linee rappresenta <text:span text:style-name="T15">il nome</text:span> <text:span text:style-name="T15">del topic</text:span> e il suo punteggio.</text:p>
      <text:p text:style-name="P7">Per la compilazione sarà sufficiente posizionarsi nella directory e digitare “<text:span text:style-name="Source_20_Text">make</text:span>”, e per quanto riguarda l’esecuzione è come da specifiche se ci si posiziona nella directory “<text:span text:style-name="Source_20_Text">bin</text:span>” ovvero “<text:span text:style-name="Source_20_Text">./server</text:span>” e “<text:span text:style-name="Source_20_Text">./client 1234</text:span>”.</text:p>
      <text:p text:style-name="P9">I parametri del server sono nello header “<text:span text:style-name="Source_20_Text">parameters.h</text:span>” presente nella directory “<text:span text:style-name="Source_20_Text">src</text:span>”.</text:p>
      <text:h text:style-name="P12" text:outline-level="1">Protocollo</text:h>
      <text:p text:style-name="P23"><draw:frame draw:style-name="fr4" draw:name="Frame2" text:anchor-type="paragraph" svg:x="0cm" svg:y="0cm" svg:width="7.999cm" draw:z-index="1"><draw:text-box fo:min-height="6.5cm"><text:p text:style-name="P13">typedef enum Command </text:p><text:p text:style-name="P13">{</text:p><text:p text:style-name="P13"><text:s text:c="4"/>CMD_STOP = false, // <text:span text:style-name="T16">Chiusura o errore</text:span></text:p><text:p text:style-name="P13"><text:s text:c="4"/>CMD_NONE, // <text:span text:style-name="T16">Niente o domande terminate</text:span></text:p><text:p text:style-name="P13"><text:s text:c="4"/>CMD_OK, // <text:span text:style-name="T16">Conferma positiva</text:span></text:p><text:p text:style-name="P13"><text:s text:c="4"/>CMD_REGISTER, // <text:span text:style-name="T16">Richiesta registrazione</text:span></text:p><text:p text:style-name="P13"><text:s text:c="4"/>CMD_MESSAGE, // <text:span text:style-name="T16">Messaggio, epilogo</text:span></text:p><text:p text:style-name="P13"><text:s text:c="4"/>CMD_SCOREBOARD, // <text:span text:style-name="T16">Classifica</text:span></text:p><text:p text:style-name="P13"><text:s text:c="4"/>CMD_NOTVALID, // <text:span text:style-name="T16">Nome client non valido</text:span></text:p><text:p text:style-name="P13"><text:s text:c="4"/>CMD_EXISTING, // <text:span text:style-name="T16">Nome client duplicato</text:span></text:p><text:p text:style-name="P13"><text:s text:c="4"/>CMD_TOPICS, // <text:span text:style-name="T16">Richiesta dati topics</text:span></text:p><text:p text:style-name="P13"><text:s text:c="4"/>CMD_TOPICS_PLAYABLE, // <text:span text:style-name="T16">Topic giocabili</text:span></text:p><text:p text:style-name="P13"><text:s text:c="4"/>CMD_SELECT, // <text:span text:style-name="T16">Selezione topic</text:span></text:p><text:p text:style-name="P13"><text:s text:c="4"/>CMD_ANSWER, // <text:span text:style-name="T16">Invio risposta</text:span></text:p><text:p text:style-name="P13"><text:s text:c="4"/>CMD_NEXTQUESTION, // <text:span text:style-name="T16">Prossima domanda</text:span></text:p><text:p text:style-name="P13"><text:s text:c="4"/>CMD_CORRECT, // <text:span text:style-name="T16">Risposta corretta</text:span></text:p><text:p text:style-name="P13"><text:s text:c="4"/>CMD_WRONG, // <text:span text:style-name="T16">Risposta errata</text:span></text:p><text:p text:style-name="P13"><text:s text:c="4"/>CMD_FULL, // <text:span text:style-name="T16">Server pieno</text:span></text:p><text:p text:style-name="P13">} Command;</text:p></draw:text-box></draw:frame><text:span text:style-name="T23">La sincronizzazione nell’applicazione distribuita è fatta </text:span><text:span text:style-name="T6">scambiando messaggi binari: </text:span><text:span text:style-name="T23">un byte che rappresenta un enumerando “</text:span><text:span text:style-name="Source_20_Text"><text:span text:style-name="T19">Command</text:span></text:span><text:span text:style-name="T12">”</text:span><text:span text:style-name="T23"> viene scambiato per </text:span><text:span text:style-name="T9">specificare </text:span><text:span text:style-name="T12">ciascuna</text:span><text:span text:style-name="T23"> azione tra client e server.<text:line-break/><text:line-break/></text:span><text:span text:style-name="T12">A</text:span><text:span text:style-name="T9">llo scopo di verificare </text:span><text:span text:style-name="T12">che la logica</text:span><text:span text:style-name="T9"> tra </text:span><text:span text:style-name="T12">server e client </text:span><text:span text:style-name="T13">sia correttamente sincronizzata</text:span><text:span text:style-name="T12">, </text:span><text:span text:style-name="T9">viene anche inviato </text:span><text:span text:style-name="T12">un byte</text:span><text:span text:style-name="T9"> di conferma, </text:span><text:span text:style-name="T13">avendo però</text:span><text:span text:style-name="T12"> il difetto di raddoppiare il numero di </text:span><text:span text:style-name="T9">turnaround time, </text:span><text:span text:style-name="T12">nonostante la piccolezza dei messaggi scambiati.</text:span></text:p>
      <text:p text:style-name="P20">La registrazione del client (dopo la effettiva <text:span text:style-name="Source_20_Text"><text:span text:style-name="T18">connect</text:span></text:span> ed <text:span text:style-name="Source_20_Text"><text:span text:style-name="T18">accept</text:span></text:span> da parte <text:span text:style-name="T17">del server</text:span>) avviene nel seguente modo:</text:p>
      <text:p text:style-name="P20"><draw:frame draw:style-name="fr2" draw:name="Frame3" text:anchor-type="paragraph" svg:x="0cm" svg:y="0cm" style:rel-width="50%" svg:height="2.499cm" draw:z-index="2"><draw:text-box fo:min-width="8.5cm"><text:p text:style-name="P13">Client → <text:span text:style-name="Server">Server</text:span>: CMD_REGISTER</text:p><text:p text:style-name="P13"><text:span text:style-name="Server">Server</text:span> → Client: CMD_OK</text:p><text:p text:style-name="P13">Client → <text:span text:style-name="Server">Server</text:span>: CMD_MESSAGE</text:p><text:p text:style-name="P13">Client → <text:span text:style-name="Server">Server</text:span>: 0x00 0x00 0x00 0x01</text:p><text:p text:style-name="P13">Client → <text:span text:style-name="Server">Server</text:span>: 0x00 0x00 0x00 0x05 “name” 0x00</text:p><text:p text:style-name="P13"><text:span text:style-name="Server">Server</text:span> → Client: CMD_OK</text:p><text:p text:style-name="P13"><text:span text:style-name="Server">Server</text:span> → Client: CMD_OK</text:p></draw:text-box></draw:frame>Si può notare <text:span text:style-name="T17">la doppia conferma da parte del server: la prima per la conferma avvenuta ricezione del messaggio e la seconda per la conferma registrazione (e nome accettato)</text:span></text:p>
      <text:p text:style-name="P21">Nel caso il nome non fosse stato accettato il server avrebbe inviato un altro comando, e la procedura sarebbe stata ripetuta</text:p>
      <text:p text:style-name="P22"><draw:frame draw:style-name="fr2" draw:name="Frame4" text:anchor-type="paragraph" svg:x="0cm" svg:y="1.189cm" style:rel-width="100%" draw:z-index="3"><draw:text-box fo:min-height="1.88cm" fo:min-width="17cm"><text:p text:style-name="P13">Client → <text:span text:style-name="Server">Server</text:span>: CMD_TOPICS</text:p><text:p text:style-name="P13"><text:span text:style-name="Server">Server</text:span> → Client: CMD_OK</text:p><text:p text:style-name="P13"><text:span text:style-name="Server">Server</text:span> → Client: CMD_MESSAGE 0x00 0x00 0x00 0x04 0x00 0x00 0x00 0x07 "storia" 0x00 0x00 0x00 0x00 0x08 "scienze" 0x00 0x00 0x00 0x00 0x0A "geografia" 0x00 0x00 0x00 0x00 0x03 0x01 0x01 0x01</text:p><text:p text:style-name="P13">Client → <text:span text:style-name="Server">Server</text:span>: CMD_OK</text:p></draw:text-box></draw:frame>Lo scambio di dati avviene tramite <text:span text:style-name="Source_20_Text"><text:span text:style-name="T18">MessageArray</text:span></text:span>, una struttura che contiene più messaggi. Si invia prima il numero di messaggi, poi per ciascuno <text:span text:style-name="T20">l</text:span>a sua dimensione e il contenut<text:span text:style-name="T20">o.</text:span></text:p>
      <text:p text:style-name="P26"><text:span text:style-name="T21">Si possono notare i gruppi di 4 byte che formano gli interi, trasmessi in </text:span>big-endian<text:span text:style-name="T21">.</text:span></text:p>
      <text:p text:style-name="P25">Una volta registrato il client chiederà i topics tramite il comando <text:span text:style-name="Source_20_Text"><text:span text:style-name="T18">CMD_TOPICS</text:span></text:span> e verrà informato sia sui topics che su quelli giocabili (ultimi 3 byte del <text:span text:style-name="Source_20_Text"><text:span text:style-name="T18">MessageArray</text:span></text:span>).<text:span text:style-name="T24"> </text:span></text:p>
      <text:p text:style-name="P27"><draw:frame draw:style-name="fr3" draw:name="Frame6" text:anchor-type="paragraph" svg:x="0cm" svg:width="7.001cm" draw:z-index="5"><draw:text-box fo:min-height="3cm"><text:p text:style-name="P14">Client → <text:span text:style-name="Server">Server</text:span>: CMD_ANSWER</text:p><text:p text:style-name="P14">Client → <text:span text:style-name="Server">Server</text:span>: CMD_MESSAGE</text:p><text:p text:style-name="P14">Client → <text:span text:style-name="Server">Server</text:span>: 0x00 0x00 0x00 0x01</text:p><text:p text:style-name="P14">Client → <text:span text:style-name="Server">Server</text:span>: 0x00 0x00 0x00 0x05</text:p><text:p text:style-name="P14">Client → <text:span text:style-name="Server">Server</text:span>: "mars" 0x00</text:p><text:p text:style-name="P14"><text:span text:style-name="Server">Server</text:span> → Client: CMD_OK</text:p><text:p text:style-name="P14"><text:span text:style-name="Server">Server</text:span> → Client: CMD_CORRECT</text:p><text:p text:style-name="P14">Client → <text:span text:style-name="Server">Server</text:span>: CMD_NEXTQUESTION</text:p></draw:text-box></draw:frame><draw:frame draw:style-name="fr1" draw:name="Frame5" text:anchor-type="paragraph" svg:x="0cm" svg:width="17cm" style:rel-width="100%" draw:z-index="4"><draw:text-box fo:min-height="2.251cm"><text:p text:style-name="P16">Client → <text:span text:style-name="Server">Server</text:span>: CMD_OK CMD_SELECT</text:p><text:p text:style-name="P16"><text:span text:style-name="Server">Server</text:span> → Client: CMD_OK</text:p><text:p text:style-name="P16">Client → <text:span text:style-name="Server">Server</text:span>: CMD_MESSAGE 0x00 0x00 0x00 0x01 0x00 0x00 0x00 0x04 0x00 0x00 0x00 0x01</text:p><text:p text:style-name="P16"><text:span text:style-name="Server">Server</text:span> → Client: CMD_OK</text:p><text:p text:style-name="P16"/><text:p text:style-name="P13">Client → <text:span text:style-name="Server">Server</text:span>: CMD_NEXTQUESTION</text:p><text:p text:style-name="P13"><text:span text:style-name="Server">Server</text:span> → Client: CMD_OK</text:p><text:p text:style-name="P13"><text:span text:style-name="Server">Server</text:span> → Client: CMD_MESSAGE 0x00 0x00 0x00 CMD_NONE</text:p><text:p text:style-name="P15"><text:span text:style-name="Server">Server</text:span> → Client: 0x00 0x00 0x00 <text:span text:style-name="T24">0x29</text:span><text:span text:style-name="T22"> "</text:span>Which planet is known as the Red Planet?" 0x00</text:p></draw:text-box></draw:frame>Dopo la trasmissione della domanda il client può chiedere la classifica inviando <text:span text:style-name="Source_20_Text"><text:span text:style-name="T18">CMD_SCOREBOARD</text:span></text:span> invece di <text:span text:style-name="Source_20_Text"><text:span text:style-name="T18">CMD_ANSWER</text:span></text:span> e riceverà il <text:span text:style-name="Source_20_Text"><text:span text:style-name="T18">MessageArray</text:span></text:span> con la serializzazione <text:span text:style-name="T26">della classifica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Regular" style:font-family-generic="swiss" style:font-pitch="variable" fo:font-size="11pt" fo:language="it" fo:country="IT"/>
    </style:style>
    <style:style style:name="Heading" style:family="paragraph" style:parent-style-name="Standard" style:next-style-name="Text_20_body" style:class="text">
      <style:paragraph-properties fo:margin-top="0.21cm" fo:margin-bottom="0.21cm" style:contextual-spacing="false" fo:keep-with-next="always"/>
      <style:text-properties style:font-name="Arial2" fo:font-family="Arial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1cm" fo:margin-bottom="0.21cm" style:contextual-spacing="false"/>
      <style:text-properties fo:font-size="11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style:contextual-spacing="false">
        <style:tab-stops/>
      </style:paragraph-properties>
      <style:text-properties fo:font-size="10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" style:display-name="Source Code" style:family="paragraph" style:parent-style-name="Preformatted_20_Text">
      <style:text-properties fo:font-size="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fo:font-variant="normal" fo:text-transform="none" fo:color="#2a6099" loext:opacity="100%" style:font-name="Liberation Mono" fo:font-family="'Liberation Mono'" style:font-family-generic="modern" style:font-pitch="fixed" fo:font-size="10pt" fo:font-style="normal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Server" style:family="text">
      <style:text-properties fo:color="#ff0000" loext:opacity="100%" style:font-name="Liberation Mono" fo:font-family="'Liberation Mono'" style:font-family-generic="modern" style:font-pitch="fixed" fo:font-size="8pt" fo:language="zxx" fo:country="none" style:font-name-asian="NSimSun" style:font-family-asian="NSimSun" style:font-family-generic-asian="modern" style:font-pitch-asian="fixed" style:font-size-asian="10pt" style:language-asian="zxx" style:country-asian="none" style:font-name-complex="Liberation Mono" style:font-family-complex="'Liberation Mono'" style:font-family-generic-complex="modern" style:font-pitch-complex="fixed" style:font-size-complex="10pt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cccccc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1f3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><text:tab/><text:tab/><text:span text:style-name="MT1">Nome Cognome Matricol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8:34:00.203000000</meta:creation-date>
    <dc:date>2025-04-09T15:41:50.297000000</dc:date>
    <meta:editing-duration>PT1H54M29S</meta:editing-duration>
    <meta:editing-cycles>28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83" meta:word-count="928" meta:character-count="6042" meta:non-whitespace-character-count="5095"/>
  </office:meta>
</office:document-meta>
</file>